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text-properties officeooo:rsid="0034e83a" officeooo:paragraph-rsid="0034e83a"/>
    </style:style>
    <style:style style:name="P22" style:family="paragraph" style:parent-style-name="Text_20_body">
      <style:text-properties officeooo:paragraph-rsid="0034e83a"/>
    </style:style>
    <style:style style:name="P23" style:family="paragraph" style:parent-style-name="Text_20_body">
      <style:text-properties officeooo:rsid="0036528a" officeooo:paragraph-rsid="0036528a"/>
    </style:style>
    <style:style style:name="P24"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25"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26"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27"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28"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31"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32"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33"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34"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35"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36"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37"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38" style:family="paragraph" style:parent-style-name="Standard" style:list-style-name="L2">
      <style:text-properties officeooo:rsid="00204a89" officeooo:paragraph-rsid="00204a89"/>
    </style:style>
    <style:style style:name="P39" style:family="paragraph" style:parent-style-name="Standard" style:list-style-name="L2">
      <style:text-properties fo:color="#000000" style:font-name="Consolas" fo:font-size="10pt" officeooo:rsid="00204a89" officeooo:paragraph-rsid="00204a89" style:font-size-asian="10pt"/>
    </style:style>
    <style:style style:name="P40"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list-style-name="">
      <style:paragraph-properties fo:break-before="page"/>
      <style:text-properties officeooo:rsid="0028b959" officeooo:paragraph-rsid="0028b959"/>
    </style:style>
    <style:style style:name="P44" style:family="paragraph" style:parent-style-name="Heading_20_1">
      <style:paragraph-properties fo:break-before="page"/>
      <style:text-properties officeooo:rsid="001c40e2" officeooo:paragraph-rsid="001c40e2"/>
    </style:style>
    <style:style style:name="P45" style:family="paragraph" style:parent-style-name="Heading_20_1" style:list-style-name="">
      <style:paragraph-properties fo:break-before="page"/>
      <style:text-properties officeooo:rsid="0034e83a" officeooo:paragraph-rsid="0034e83a"/>
    </style:style>
    <style:style style:name="P46" style:family="paragraph" style:parent-style-name="Heading_20_2">
      <style:text-properties officeooo:rsid="0028b959" officeooo:paragraph-rsid="0028b959"/>
    </style:style>
    <style:style style:name="P47" style:family="paragraph" style:parent-style-name="Heading_20_2">
      <style:text-properties officeooo:paragraph-rsid="001d3d93"/>
    </style:style>
    <style:style style:name="P48" style:family="paragraph" style:parent-style-name="Heading_20_2">
      <style:text-properties officeooo:rsid="001e895a" officeooo:paragraph-rsid="001e895a"/>
    </style:style>
    <style:style style:name="P49" style:family="paragraph" style:parent-style-name="Heading_20_2">
      <style:text-properties officeooo:paragraph-rsid="00466f9d"/>
    </style:style>
    <style:style style:name="P50" style:family="paragraph" style:parent-style-name="Heading_20_2">
      <style:text-properties officeooo:rsid="004494c8" officeooo:paragraph-rsid="00466f9d"/>
    </style:style>
    <style:style style:name="P51" style:family="paragraph" style:parent-style-name="Heading_20_2">
      <style:text-properties style:font-name="Liberation Serif" officeooo:rsid="004494c8" officeooo:paragraph-rsid="00466f9d"/>
    </style:style>
    <style:style style:name="P52" style:family="paragraph" style:parent-style-name="Heading_20_2">
      <style:text-properties officeooo:rsid="004bfeea" officeooo:paragraph-rsid="004c2e5a"/>
    </style:style>
    <style:style style:name="P53" style:family="paragraph" style:parent-style-name="Heading_20_3">
      <style:text-properties officeooo:rsid="0034e83a" officeooo:paragraph-rsid="0034e83a"/>
    </style:style>
    <style:style style:name="P54" style:family="paragraph" style:parent-style-name="Text_20_body">
      <style:text-properties officeooo:rsid="0023a523" officeooo:paragraph-rsid="0028b959"/>
    </style:style>
    <style:style style:name="P55" style:family="paragraph" style:parent-style-name="Text_20_body" style:list-style-name="">
      <style:text-properties officeooo:rsid="0034e83a" officeooo:paragraph-rsid="0034e83a"/>
    </style:style>
    <style:style style:name="P56" style:family="paragraph" style:parent-style-name="Text_20_body">
      <style:text-properties officeooo:rsid="002f3cd7" officeooo:paragraph-rsid="002f3cd7"/>
    </style:style>
    <style:style style:name="P57" style:family="paragraph" style:parent-style-name="Text_20_body">
      <style:paragraph-properties>
        <style:tab-stops>
          <style:tab-stop style:position="1.226cm"/>
        </style:tab-stops>
      </style:paragraph-properties>
      <style:text-properties officeooo:rsid="002f3cd7" officeooo:paragraph-rsid="002f3cd7"/>
    </style:style>
    <style:style style:name="P58" style:family="paragraph" style:parent-style-name="Text_20_body">
      <style:text-properties officeooo:rsid="003f04bd" officeooo:paragraph-rsid="003f04bd"/>
    </style:style>
    <style:style style:name="P59" style:family="paragraph" style:parent-style-name="Text_20_body">
      <style:text-properties officeooo:rsid="0040fa7e" officeooo:paragraph-rsid="0040fa7e"/>
    </style:style>
    <style:style style:name="P60" style:family="paragraph" style:parent-style-name="Text_20_body">
      <style:paragraph-properties>
        <style:tab-stops>
          <style:tab-stop style:position="1.226cm"/>
        </style:tab-stops>
      </style:paragraph-properties>
      <style:text-properties officeooo:rsid="0042a6fa" officeooo:paragraph-rsid="0042a6fa"/>
    </style:style>
    <style:style style:name="P61" style:family="paragraph" style:parent-style-name="Text_20_body">
      <style:text-properties officeooo:rsid="004494c8" officeooo:paragraph-rsid="00466f9d"/>
    </style:style>
    <style:style style:name="P62" style:family="paragraph" style:parent-style-name="Text_20_body">
      <style:text-properties officeooo:paragraph-rsid="00466f9d"/>
    </style:style>
    <style:style style:name="P63" style:family="paragraph" style:parent-style-name="Text_20_body">
      <style:text-properties style:font-name="Liberation Serif" officeooo:paragraph-rsid="00466f9d"/>
    </style:style>
    <style:style style:name="P64" style:family="paragraph" style:parent-style-name="Text_20_body">
      <style:text-properties style:font-name="Liberation Serif" officeooo:rsid="00466f9d" officeooo:paragraph-rsid="00466f9d"/>
    </style:style>
    <style:style style:name="P65" style:family="paragraph" style:parent-style-name="Text_20_body">
      <style:text-properties officeooo:rsid="00490fee" officeooo:paragraph-rsid="00490fee"/>
    </style:style>
    <style:style style:name="P66" style:family="paragraph" style:parent-style-name="Text_20_body">
      <style:text-properties officeooo:rsid="004bfeea" officeooo:paragraph-rsid="004bfeea"/>
    </style:style>
    <style:style style:name="P67" style:family="paragraph" style:parent-style-name="Text_20_body">
      <style:text-properties officeooo:paragraph-rsid="004c2e5a"/>
    </style:style>
    <style:style style:name="P68" style:family="paragraph" style:parent-style-name="Text_20_body">
      <style:text-properties officeooo:rsid="004c2e5a" officeooo:paragraph-rsid="004c2e5a"/>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 style:font-name-asian="SimSun" style:font-name-complex="Mangal"/>
    </style:style>
    <style:style style:name="T33" style:family="text">
      <style:text-properties style:text-position="super 58%"/>
    </style:style>
    <style:style style:name="T34" style:family="text">
      <style:text-properties officeooo:rsid="0042a6fa"/>
    </style:style>
    <style:style style:name="T35" style:family="text">
      <style:text-properties officeooo:rsid="00466f9d"/>
    </style:style>
    <style:style style:name="T36" style:family="text">
      <style:text-properties style:font-name="CMR12" fo:font-size="12pt" style:font-size-asian="12pt"/>
    </style:style>
    <style:style style:name="T37" style:family="text">
      <style:text-properties style:font-name="CMR12" fo:font-size="12pt" officeooo:rsid="00466f9d" style:font-size-asian="12pt"/>
    </style:style>
    <style:style style:name="T38" style:family="text">
      <style:text-properties style:font-name="CMR12" fo:font-size="12pt" officeooo:rsid="00490fee" style:font-size-asian="12pt"/>
    </style:style>
    <style:style style:name="T39" style:family="text">
      <style:text-properties style:font-name="CMR12" fo:font-size="12pt" officeooo:rsid="004c2e5a" style:font-size-asian="12pt"/>
    </style:style>
    <style:style style:name="T40" style:family="text">
      <style:text-properties style:font-name="CMMI12" fo:font-size="12pt" style:font-size-asian="12pt"/>
    </style:style>
    <style:style style:name="T41" style:family="text">
      <style:text-properties fo:font-size="12pt" style:font-size-asian="12pt"/>
    </style:style>
    <style:style style:name="T42" style:family="text">
      <style:text-properties fo:font-size="12pt" officeooo:rsid="00466f9d" style:font-size-asian="12pt"/>
    </style:style>
    <style:style style:name="T43" style:family="text">
      <style:text-properties officeooo:rsid="004a0067"/>
    </style:style>
    <style:style style:name="T44" style:family="text">
      <style:text-properties officeooo:rsid="004bfeea"/>
    </style:style>
    <style:style style:name="T45" style:family="text">
      <style:text-properties officeooo:rsid="004c2e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0"/>
      <text:p text:style-name="P10"/>
      <text:p text:style-name="P10"/>
      <text:p text:style-name="P10">GKA Praktikum</text:p>
      <text:p text:style-name="P8">Version 0.<text:span text:style-name="T27">2</text:span></text:p>
      <text:p text:style-name="P8">Stand: <text:date style:data-style-name="N37" text:date-value="2014-11-05T10:49:00.568000031">05.11.14</text:date></text:p>
      <text:p text:style-name="P9">Jana Wengenroth, Claus Torben Haug</text:p>
      <text:h text:style-name="P42"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274_1511015752" text:style-name="Index_20_Link" text:visited-style-name="Index_20_Link">Inhalt<text:tab/>2</text:a></text:p>
          <text:p text:style-name="P41"><text:a xlink:type="simple" xlink:href="#__RefHeading__710_1511015752" text:style-name="Index_20_Link" text:visited-style-name="Index_20_Link">Versionen<text:tab/>3</text:a></text:p>
          <text:p text:style-name="P41"><text:a xlink:type="simple" xlink:href="#__RefHeading__276_1511015752" text:style-name="Index_20_Link" text:visited-style-name="Index_20_Link">Das GUI<text:tab/>4</text:a></text:p>
          <text:p text:style-name="P41"><text:a xlink:type="simple" xlink:href="#__RefHeading__278_1511015752" text:style-name="Index_20_Link" text:visited-style-name="Index_20_Link">Das Graphtype Enumerable<text:tab/>5</text:a></text:p>
          <text:p text:style-name="P41"><text:a xlink:type="simple" xlink:href="#__RefHeading__280_1511015752" text:style-name="Index_20_Link" text:visited-style-name="Index_20_Link">Die GKAEdge Klasse<text:tab/>5</text:a></text:p>
          <text:p text:style-name="P41"><text:a xlink:type="simple" xlink:href="#__RefHeading__282_1511015752" text:style-name="Index_20_Link" text:visited-style-name="Index_20_Link">Die GKAGraph Klasse<text:tab/>5</text:a></text:p>
          <text:p text:style-name="P40"><text:tab/><text:a xlink:type="simple" xlink:href="#__RefHeading__284_1511015752" text:style-name="Index_20_Link" text:visited-style-name="Index_20_Link">static newGraph(Graphtype)<text:tab/>5</text:a></text:p>
          <text:p text:style-name="P40"><text:tab/><text:a xlink:type="simple" xlink:href="#__RefHeading__286_1511015752" text:style-name="Index_20_Link" text:visited-style-name="Index_20_Link">static newGraph(File)<text:tab/>5</text:a></text:p>
          <text:p text:style-name="P40"><text:tab/><text:a xlink:type="simple" xlink:href="#__RefHeading__288_1511015752" text:style-name="Index_20_Link" text:visited-style-name="Index_20_Link">shortesPathBroad(String, String)<text:tab/>5</text:a></text:p>
          <text:p text:style-name="P41"><text:a xlink:type="simple" xlink:href="#__RefHeading__290_1511015752" text:style-name="Index_20_Link" text:visited-style-name="Index_20_Link">Die Breitensuche<text:tab/>6</text:a></text:p>
          <text:p text:style-name="P40"><text:tab/><text:a xlink:type="simple" xlink:href="#__RefHeading__292_1511015752" text:style-name="Index_20_Link" text:visited-style-name="Index_20_Link">Prinzipielle Vorgehensweise unseres Algorithmus<text:tab/>6</text:a></text:p>
          <text:p text:style-name="P41"><text:a xlink:type="simple" xlink:href="#__RefHeading__681_330883114" text:style-name="Index_20_Link" text:visited-style-name="Index_20_Link">Dokumentation der Testfälle<text:tab/>7</text:a></text:p>
          <text:p text:style-name="P40"><text:tab/><text:a xlink:type="simple" xlink:href="#__RefHeading__683_330883114" text:style-name="Index_20_Link" text:visited-style-name="Index_20_Link">Testen des Einlesens der Graphen<text:tab/>7</text:a></text:p>
          <text:p text:style-name="P41"><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7</text:a></text:p>
          <text:p text:style-name="P40"><text:tab/><text:a xlink:type="simple" xlink:href="#__RefHeading__687_330883114" text:style-name="Index_20_Link" text:visited-style-name="Index_20_Link">Testen des Speichern des Graphen<text:tab/>7</text:a></text:p>
          <text:p text:style-name="P40"><text:tab/><text:a xlink:type="simple" xlink:href="#__RefHeading__689_330883114" text:style-name="Index_20_Link" text:visited-style-name="Index_20_Link">Testen der Breitensuche<text:tab/>7</text:a></text:p>
          <text:p text:style-name="P29"><text:a xlink:type="simple" xlink:href="#__RefHeading__691_330883114" text:style-name="Index_20_Link" text:visited-style-name="Index_20_Link">Gerichteter Graph<text:tab/>7</text:a></text:p>
          <text:p text:style-name="P29"><text:a xlink:type="simple" xlink:href="#__RefHeading__693_330883114" text:style-name="Index_20_Link" text:visited-style-name="Index_20_Link">Ungerichteter/Gerichteter Graph<text:tab/>7</text:a></text:p>
          <text:p text:style-name="P41"><text:a xlink:type="simple" xlink:href="#__RefHeading__424_1749958697" text:style-name="Index_20_Link" text:visited-style-name="Index_20_Link">Beantwortung der Fragen aus Aufgabe 1<text:tab/>8</text:a></text:p>
          <text:p text:style-name="P40"><text:tab/><text:a xlink:type="simple" xlink:href="#__RefHeading__426_1749958697" text:style-name="Index_20_Link" text:visited-style-name="Index_20_Link">Frage 1<text:tab/>8</text:a></text:p>
          <text:p text:style-name="P40"><text:tab/><text:a xlink:type="simple" xlink:href="#__RefHeading__428_1749958697" text:style-name="Index_20_Link" text:visited-style-name="Index_20_Link">Frage 2<text:tab/>8</text:a></text:p>
          <text:p text:style-name="P40"><text:tab/><text:a xlink:type="simple" xlink:href="#__RefHeading__430_1749958697" text:style-name="Index_20_Link" text:visited-style-name="Index_20_Link">Frage 3<text:tab/>8</text:a></text:p>
          <text:p text:style-name="P41"><text:a xlink:type="simple" xlink:href="#__RefHeading__695_330883114" text:style-name="Index_20_Link" text:visited-style-name="Index_20_Link">Dijkstra<text:tab/>9</text:a></text:p>
          <text:p text:style-name="P41"><text:a xlink:type="simple" xlink:href="#__RefHeading__697_330883114" text:style-name="Index_20_Link" text:visited-style-name="Index_20_Link">Floyd-Warschall<text:tab/>10</text:a></text:p>
          <text:p text:style-name="P40"><text:tab/><text:a xlink:type="simple" xlink:href="#__RefHeading__699_330883114" text:style-name="Index_20_Link" text:visited-style-name="Index_20_Link">Matrix-Klasse<text:tab/>10</text:a></text:p>
          <text:p text:style-name="P40"><text:tab/><text:a xlink:type="simple" xlink:href="#__RefHeading__701_330883114" text:style-name="Index_20_Link" text:visited-style-name="Index_20_Link">Floyd-Matrix<text:tab/>10</text:a></text:p>
          <text:p text:style-name="P40"><text:tab/><text:a xlink:type="simple" xlink:href="#__RefHeading__703_330883114" text:style-name="Index_20_Link" text:visited-style-name="Index_20_Link">Warschall-Matrix<text:tab/>10</text:a></text:p>
          <text:p text:style-name="P41"><text:a xlink:type="simple" xlink:href="#__RefHeading__705_330883114" text:style-name="Index_20_Link" text:visited-style-name="Index_20_Link">Tests für Dijkstra und Floyd-Warschall<text:tab/>11</text:a></text:p>
          <text:p text:style-name="P40"><text:tab/><text:a xlink:type="simple" xlink:href="#__RefHeading__707_330883114" text:style-name="Index_20_Link" text:visited-style-name="Index_20_Link">Test Graph3<text:tab/>11</text:a></text:p>
          <text:p text:style-name="P40"><text:tab/><text:a xlink:type="simple" xlink:href="#__RefHeading__709_330883114" text:style-name="Index_20_Link" text:visited-style-name="Index_20_Link">Test BIG<text:tab/>11</text:a></text:p>
          <text:p text:style-name="P41"><text:a xlink:type="simple" xlink:href="#__RefHeading__711_330883114" text:style-name="Index_20_Link" text:visited-style-name="Index_20_Link">Fragen zu Aufgabe 2<text:tab/>12</text:a></text:p>
          <text:p text:style-name="P40"><text:tab/><text:a xlink:type="simple" xlink:href="#__RefHeading__713_330883114" text:style-name="Index_20_Link" text:visited-style-name="Index_20_Link">Frage a<text:tab/>12</text:a></text:p>
          <text:p text:style-name="P40"><text:tab/><text:a xlink:type="simple" xlink:href="#__RefHeading__715_330883114" text:style-name="Index_20_Link" text:visited-style-name="Index_20_Link">Frage b<text:tab/>12</text:a></text:p>
          <text:p text:style-name="P40"><text:tab/><text:a xlink:type="simple" xlink:href="#__RefHeading__717_330883114" text:style-name="Index_20_Link" text:visited-style-name="Index_20_Link">Frage c<text:tab/>12</text:a></text:p>
          <text:p text:style-name="P40"><text:tab/><text:a xlink:type="simple" xlink:href="#__RefHeading__719_330883114" text:style-name="Index_20_Link" text:visited-style-name="Index_20_Link">Frage d<text:tab/>12</text:a></text:p>
          <text:p text:style-name="P40"><text:tab/><text:a xlink:type="simple" xlink:href="#__RefHeading__721_330883114" text:style-name="Index_20_Link" text:visited-style-name="Index_20_Link">Frage e<text:tab/>12</text:a></text:p>
          <text:p text:style-name="P40"><text:tab/><text:a xlink:type="simple" xlink:href="#__RefHeading__723_330883114" text:style-name="Index_20_Link" text:visited-style-name="Index_20_Link">Frage e<text:tab/>13</text:a></text:p>
        </text:index-body>
      </text:table-of-content>
      <text:p text:style-name="Text_20_body"/>
      <text:h text:style-name="P43"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25">Version</text:p>
          </table:table-cell>
          <table:table-cell table:style-name="Tabelle1.A1" office:value-type="string">
            <text:p text:style-name="P25">Stand</text:p>
          </table:table-cell>
          <table:table-cell table:style-name="Tabelle1.C1" office:value-type="string">
            <text:p text:style-name="P25">BearbeitungsZeit</text:p>
          </table:table-cell>
        </table:table-row>
        <table:table-row>
          <table:table-cell table:style-name="Tabelle1.A2" office:value-type="string">
            <text:p text:style-name="P25">0.1</text:p>
          </table:table-cell>
          <table:table-cell table:style-name="Tabelle1.A2" office:value-type="string">
            <text:list xml:id="list4086628523158488183" text:style-name="L1">
              <text:list-item>
                <text:p text:style-name="P30">Einlesen von Graphen</text:p>
              </text:list-item>
              <text:list-item>
                <text:p text:style-name="P30">Speichern von Graphen</text:p>
              </text:list-item>
              <text:list-item>
                <text:p text:style-name="P30">Ausgeben von Graphen via Swing und Jgraph<text:span text:style-name="T20">x</text:span></text:p>
              </text:list-item>
              <text:list-item>
                <text:p text:style-name="P30">Verändern von Graphen</text:p>
              </text:list-item>
              <text:list-item>
                <text:p text:style-name="P31">Breitensuche für den kürzesten Weg</text:p>
              </text:list-item>
              <text:list-item>
                <text:p text:style-name="P32">Fehler Korrekturen</text:p>
              </text:list-item>
              <text:list-item>
                <text:p text:style-name="P31">Tests für das Einlesen</text:p>
              </text:list-item>
              <text:list-item>
                <text:p text:style-name="P31">Tests für die Breitensuche</text:p>
              </text:list-item>
              <text:list-item>
                <text:p text:style-name="P33">Tests für das Speichern</text:p>
              </text:list-item>
            </text:list>
            <text:p text:style-name="P27"/>
            <text:list xml:id="list104900605148084" text:continue-numbering="true" text:style-name="L1">
              <text:list-item>
                <text:p text:style-name="P34">GESAMT:</text:p>
              </text:list-item>
            </text:list>
          </table:table-cell>
          <table:table-cell table:style-name="Tabelle1.C2" office:value-type="string">
            <text:p text:style-name="P26">16 Stunden</text:p>
            <text:p text:style-name="P26">1 Stunde</text:p>
            <text:p text:style-name="P26">8 Stunden</text:p>
            <text:p text:style-name="P24"/>
            <text:p text:style-name="P26">16 Stunden</text:p>
            <text:p text:style-name="P26">4 Stunden</text:p>
            <text:p text:style-name="P26"/>
            <text:p text:style-name="P26">16 Stunden</text:p>
            <text:p text:style-name="P26">4 Stunden</text:p>
            <text:p text:style-name="P26">2 Stunden</text:p>
            <text:p text:style-name="P27"><text:span text:style-name="T26">1</text:span> Stunde</text:p>
            <text:p text:style-name="P27"/>
            <text:p text:style-name="P28">68 <text:span text:style-name="T27">Stunden</text:span></text:p>
          </table:table-cell>
        </table:table-row>
        <table:table-row>
          <table:table-cell table:style-name="Tabelle1.A2" office:value-type="string">
            <text:p text:style-name="P35">0.2</text:p>
          </table:table-cell>
          <table:table-cell table:style-name="Tabelle1.A2" office:value-type="string">
            <text:list xml:id="list104900609143511" text:continue-numbering="true" text:style-name="L1">
              <text:list-item>
                <text:p text:style-name="P36">Dijkstra für gewichtet Graphen</text:p>
              </text:list-item>
              <text:list-item>
                <text:p text:style-name="P36">Floyd-Warschall für gewichtete Graphen</text:p>
              </text:list-item>
              <text:list-item>
                <text:p text:style-name="P36">Tests für Dijkstra und Floyd-Warschall<text:line-break/></text:p>
              </text:list-item>
              <text:list-item>
                <text:p text:style-name="P36">Gesamt</text:p>
              </text:list-item>
            </text:list>
          </table:table-cell>
          <table:table-cell table:style-name="Tabelle1.C2" office:value-type="string">
            <text:p text:style-name="P35">5 Stunden</text:p>
            <text:p text:style-name="P35"/>
            <text:p text:style-name="P35">5 Stunden</text:p>
            <text:p text:style-name="P35"/>
            <text:p text:style-name="P35">5 Stunden</text:p>
            <text:p text:style-name="P35"/>
            <text:p text:style-name="P35"/>
            <text:p text:style-name="P35">15 Stunden</text:p>
          </table:table-cell>
        </table:table-row>
      </table:table>
      <text:h text:style-name="P46" text:outline-level="2"/>
      <text:p text:style-name="P17"/>
      <text:h text:style-name="P42"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44"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47"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48"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42"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5177199394630299247" text:style-name="L2">
        <text:list-item>
          <text:p text:style-name="P38"><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38"><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38"><text:span text:style-name="T15">private</text:span><text:span text:style-name="T6"> Set&lt;GKAEdge&gt; getAccessibleEdges(String </text:span><text:span text:style-name="T13">source</text:span><text:span text:style-name="T6">)</text:span></text:p>
        </text:list-item>
        <text:list-item>
          <text:p text:style-name="P38"><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39"/>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54">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45" text:outline-level="1"><text:bookmark-start text:name="__RefHeading__681_330883114"/>Dokumentation der Testfälle<text:bookmark-end text:name="__RefHeading__681_330883114"/></text:h>
      <text:h text:style-name="P55" text:outline-level="1"/>
      <text:h text:style-name="Heading_20_2" text:outline-level="2"><text:bookmark-start text:name="__RefHeading__683_330883114"/>Testen des Einlesens der Graphen<text:bookmark-end text:name="__RefHeading__683_330883114"/></text:h>
      <text:h text:style-name="P55"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1">Beim Testen der Breitensuche müssen mehrere zu erwartende Fehler abgedeckt werden.</text:p>
      <text:h text:style-name="P53" text:outline-level="3"><text:bookmark-start text:name="__RefHeading__691_330883114"/>Gerichteter Graph<text:bookmark-end text:name="__RefHeading__691_330883114"/></text:h>
      <text:p text:style-name="P21">Bei den gerichteten Graphen darf eine Kante nur in die vorgegebene Richtung zu durchlaufen sein. Ein umgekehrtes Durchlaufen soll null zurückgeben. </text:p>
      <text:h text:style-name="P53" text:outline-level="3"><text:bookmark-start text:name="__RefHeading__693_330883114"/>Ungerichteter/Gerichteter Graph<text:bookmark-end text:name="__RefHeading__693_330883114"/></text:h>
      <text:p text:style-name="P21">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1">Da es <text:span text:style-name="T25">Graphen mit mehreren gleichlangen Wegen zwischen zwei Knoten gibt, muss getestet werden, ob ein Weg mit der kürzesten Länge gefunden wird. </text:span></text:p>
      <text:p text:style-name="P23">Wenn keine Verbindung zwischen dem Source und dem Target besteht soll null zurückgegeben werden. Es darf keine Schleife beim Durchlaufen des Wegen entstehen. </text:p>
      <text:p text:style-name="P23"/>
      <text:p text:style-name="P21"/>
      <text:p text:style-name="P22"/>
      <text:h text:style-name="P42"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42" text:outline-level="1"><text:bookmark-start text:name="__RefHeading__695_330883114"/>Dijkstra<text:bookmark-end text:name="__RefHeading__695_330883114"/></text:h>
      <text:p text:style-name="P58">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58">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58"><text:span text:style-name="T30">Wurde bereits ein Weg zum Ziel gefunden, werden alle Wege aus der Wegliste gelöscht, deren weg länger ist als der gefundene Weg zum Ziel.</text:span></text:p>
      <text:p text:style-name="P58"><text:span text:style-name="T30">Der Algorithmus bricht ab, wenn es keine Wege in der Wegliste mehr gibt.</text:span></text:p>
      <text:p text:style-name="P58"/>
      <text:h text:style-name="P42" text:outline-level="1"><text:bookmark-start text:name="__RefHeading__697_330883114"/>Floyd-Warschall<text:bookmark-end text:name="__RefHeading__697_330883114"/></text:h>
      <text:p text:style-name="P59">Der Floyd-Warschall basiert auf 2 VxV Matrizen, der Floyd-Matrix und der Warschall-Matrix. <text:line-break/>Der Algorithmus ist einmalig sehr Teuer, da er eine n<text:span text:style-name="T33">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59">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59">Die Floyd Matix für A-&gt;B (A hat eine direkte Kante zu B) die kürzesten Kanten. Existiert keine Kante, wird eine Kante mit <text:span text:style-name="T31">∞</text:span><text:span text:style-name="T32"> großer Gewichtung eingefügt.</text:span></text:p>
      <text:h text:style-name="Heading_20_2" text:outline-level="2"><text:bookmark-start text:name="__RefHeading__703_330883114"/><text:span text:style-name="T32">Warschall-Matrix</text:span><text:bookmark-end text:name="__RefHeading__703_330883114"/></text:h>
      <text:p text:style-name="P59"><text:span text:style-name="T32">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2"> großer Gewichtung stehen.</text:span></text:p>
      <text:p text:style-name="P57"/>
      <text:h text:style-name="P42" text:outline-level="1"><text:bookmark-start text:name="__RefHeading__705_330883114"/>Tests für Dij<text:span text:style-name="T34">k</text:span>stra und Floyd-Warschall<text:bookmark-end text:name="__RefHeading__705_330883114"/></text:h>
      <text:p text:style-name="P60">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60">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60">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42" text:outline-level="1"><text:bookmark-start text:name="__RefHeading__711_330883114"/>Fragen zu Aufgabe 2<text:bookmark-end text:name="__RefHeading__711_330883114"/></text:h>
      <text:h text:style-name="P49" text:outline-level="2"><text:bookmark-start text:name="__RefHeading__713_330883114"/>Frage <text:span text:style-name="T35">a</text:span><text:bookmark-end text:name="__RefHeading__713_330883114"/></text:h>
      <text:p text:style-name="P62"><text:tab/><text:span text:style-name="T36">Bekommen Sie f</text:span><text:span text:style-name="T37">ü</text:span><text:span text:style-name="T36">r einen Graphen immer den gleichen k</text:span><text:span text:style-name="T37">ü</text:span><text:span text:style-name="T36">rzesten Weg? Warum?</text:span></text:p>
      <text:p text:style-name="P61">Antwort:</text:p>
      <text:p text:style-name="P61"><text:tab/><text:span text:style-name="T35">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50" text:outline-level="2"><text:bookmark-start text:name="__RefHeading__715_330883114"/>Frage b<text:bookmark-end text:name="__RefHeading__715_330883114"/></text:h>
      <text:p text:style-name="P63"><text:tab/><text:span text:style-name="T41">Was passiert, wenn der Eingabegraph negative Kantengewichte hat?</text:span></text:p>
      <text:p text:style-name="P64">Antwort:</text:p>
      <text:p text:style-name="P64"><text:tab/>Dies ist in unserem Graphframework nicht möglich, wäre dies jedoch möglich, würde der <text:tab/>Dijkstra Algorithmus falsche Wege liefern und der FloydWarschall bei negativen Kreisen <text:tab/>garkeine.</text:p>
      <text:h text:style-name="P51" text:outline-level="2"><text:bookmark-start text:name="__RefHeading__717_330883114"/>Frage c<text:bookmark-end text:name="__RefHeading__717_330883114"/></text:h>
      <text:p text:style-name="P63"><text:tab/><text:span text:style-name="T41">Wie allgemein ist Ihre Konstruktion von BIG, kann jeder beliebige, gerichtete Graph erzeugt <text:tab/>werden?</text:span></text:p>
      <text:p text:style-name="P64"><text:span text:style-name="T41">Antwort:</text:span></text:p>
      <text:p text:style-name="P63"><text:span text:style-name="T42"><text:tab/>Nein, es kann nicht jeder beliebige Graph erzeugt werdn, denn es gibt immer 2 bekannte <text:tab/>Teilgraphen.</text:span></text:p>
      <text:h text:style-name="Heading_20_2" text:outline-level="2"><text:bookmark-start text:name="__RefHeading__719_330883114"/>Frage <text:span text:style-name="T43">d</text:span><text:bookmark-end text:name="__RefHeading__719_330883114"/></text:h>
      <text:p text:style-name="Text_20_body"><text:tab/><text:span text:style-name="T36">Wie testen Sie </text:span><text:span text:style-name="T38">fü</text:span><text:span text:style-name="T36">r </text:span><text:span text:style-name="T40">BIG</text:span><text:span text:style-name="T36">, ob Ihre Implementierung den k</text:span><text:span text:style-name="T38">ür</text:span><text:span text:style-name="T36">zesten Weg gefunden hat?</text:span></text:p>
      <text:p text:style-name="P65"><text:span text:style-name="T36">Antwort:</text:span></text:p>
      <text:p text:style-name="P65"><text:span text:style-name="T36"><text:tab/>Über die 2 bekannten Teilgraphen</text:span></text:p>
      <text:h text:style-name="Heading_20_2" text:outline-level="2"><text:bookmark-start text:name="__RefHeading__721_330883114"/>Frage e<text:bookmark-end text:name="__RefHeading__721_330883114"/></text:h>
      <text:p text:style-name="Text_20_body"><text:tab/>Wie m<text:span text:style-name="T44">ü</text:span>ssten Sie Ihre L<text:span text:style-name="T44">ö</text:span>sung erweitern, um die Menge der k<text:span text:style-name="T44">ü</text:span>rzesten Wege zubekommen?</text:p>
      <text:p text:style-name="P66">Antwort:</text:p>
      <text:p text:style-name="P66"><text:tab/>Dies wäre nur über den Dijkstra Algorithmus möglich, dieser müsste dann eine Liste der <text:tab/><text:span text:style-name="T45">kürzesten</text:span> Wege führen und sich nicht nur einen merken.</text:p>
      <text:h text:style-name="P52" text:outline-level="2"><text:bookmark-start text:name="__RefHeading__723_330883114"/><text:soft-page-break/>Frage e<text:bookmark-end text:name="__RefHeading__723_330883114"/></text:h>
      <text:p text:style-name="P67"><text:tab/><text:span text:style-name="T36">Wie m</text:span><text:span text:style-name="T39">ü</text:span><text:span text:style-name="T36">ssten Sie Ihre L</text:span><text:span text:style-name="T39">ö</text:span><text:span text:style-name="T36">sung erweitern, damit die Suche nicht-deterministisch ist?</text:span></text:p>
      <text:p text:style-name="P68"><text:span text:style-name="T36">Antwort:</text:span></text:p>
      <text:p text:style-name="P68"><text:span text:style-name="T36"><text:tab/>???????</text:span></text:p>
      <text:p text:style-name="P67"/>
      <text:p text:style-name="Text_20_body"/>
      <text:p text:style-name="P65"><text:span text:style-name="T3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3</text:page-number>/<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3.2$Windows_x86 LibreOffice_project/9bb7eadab57b6755b1265afa86e04bf45fbfc644</meta:generator>
    <dc:date>2014-11-05T10:49:00.366000000</dc:date>
    <meta:editing-duration>PT8H9M26S</meta:editing-duration>
    <meta:editing-cycles>27</meta:editing-cycles>
    <meta:document-statistic meta:table-count="1" meta:image-count="2" meta:object-count="0" meta:page-count="13" meta:paragraph-count="185" meta:word-count="1990" meta:character-count="13614" meta:non-whitespace-character-count="11749"/>
  </office:meta>
</office:document-meta>
</file>